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9ca" officeooo:paragraph-rsid="001019c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:</text:p>
      <text:p text:style-name="P1">Gramatica de movimiento:<text:line-break/>Lexico:</text:p>
      <text:p text:style-name="P1">package com.example.proyecto1_23.Parser;</text:p>
      <text:p text:style-name="P1"/>
      <text:p text:style-name="P1"><text:s text:c="6"/>import java_cup.runtime.Symbol;</text:p>
      <text:p text:style-name="P1"><text:s text:c="6"/>import java.util.*;</text:p>
      <text:p text:style-name="P1"/>
      <text:p text:style-name="P1">%%</text:p>
      <text:p text:style-name="P1"/>
      <text:p text:style-name="P1">%class lexer</text:p>
      <text:p text:style-name="P1"/>
      <text:p text:style-name="P1">%public</text:p>
      <text:p text:style-name="P1">%line</text:p>
      <text:p text:style-name="P1">%column</text:p>
      <text:p text:style-name="P1">%cup</text:p>
      <text:p text:style-name="P1">%cupdebug</text:p>
      <text:p text:style-name="P1"/>
      <text:p text:style-name="P1"/>
      <text:p text:style-name="P1">//espacios</text:p>
      <text:p text:style-name="P1">ESPACIOS = [ \r\t\b\n\f]</text:p>
      <text:p text:style-name="P1"/>
      <text:p text:style-name="P1">//elemenos fundamentales</text:p>
      <text:p text:style-name="P1">COMILLA = "\""</text:p>
      <text:p text:style-name="P1">COMA = ","</text:p>
      <text:p text:style-name="P1">PUNTO = "."</text:p>
      <text:p text:style-name="P1">PUNTOCOMA = ";"</text:p>
      <text:p text:style-name="P1">LITERALES = [a-zA-Z]</text:p>
      <text:p text:style-name="P1">NUMEROS = [0-9]</text:p>
      <text:p text:style-name="P1"/>
      <text:p text:style-name="P1">/*cadenas*/</text:p>
      <text:p text:style-name="P1">ENTEROS = {NUMEROS}+</text:p>
      <text:p text:style-name="P1">DECIMAL = ({ENTEROS}+{PUNTO}{ENTEROS}+)</text:p>
      <text:p text:style-name="P1">CADENA = {LITERALES}+({LITERALES}|{ENTEROS})*</text:p>
      <text:p text:style-name="P1">CADENAS = {COMILLA}({ESPACIOS}|{CADENA}|{DECIMAL}|{ENTEROS})*{COMILLA}</text:p>
      <text:p text:style-name="P1"/>
      <text:p text:style-name="P1"/>
      <text:p text:style-name="P1">/*OPeradores aritmeticos*/</text:p>
      <text:p text:style-name="P1">SUMA = "+"</text:p>
      <text:p text:style-name="P1">RESTA = "-"</text:p>
      <text:p text:style-name="P1">MULTIPLICACION = "*"</text:p>
      <text:p text:style-name="P1">DIVISION = "/"</text:p>
      <text:p text:style-name="P1"/>
      <text:p text:style-name="P1">/*Elementos de agrupacion*/</text:p>
      <text:p text:style-name="P1">PARENTESISABIERTO = "("</text:p>
      <text:p text:style-name="P1">PARENTESISCERRADO = ")"</text:p>
      <text:p text:style-name="P1">LLAVESABIERTO = "{"</text:p>
      <text:p text:style-name="P1">LLAVESCERRADO = "}"</text:p>
      <text:p text:style-name="P1">CORCHETESABIERTO = "["</text:p>
      <text:p text:style-name="P1"><text:soft-page-break/>CORCHETESCERRADO = "]"</text:p>
      <text:p text:style-name="P1"/>
      <text:p text:style-name="P1">/*comentarios*/</text:p>
      <text:p text:style-name="P1">COMENTARIOS = "#".*</text:p>
      <text:p text:style-name="P1"/>
      <text:p text:style-name="P1"/>
      <text:p text:style-name="P1">/*Definicion de movimientos*/</text:p>
      <text:p text:style-name="P1"/>
      <text:p text:style-name="P1">UP = "up"</text:p>
      <text:p text:style-name="P1">DOWN = "down"</text:p>
      <text:p text:style-name="P1">LEFT = "left"</text:p>
      <text:p text:style-name="P1">RIGHT = "right"</text:p>
      <text:p text:style-name="P1">FLOOR = "FLOOR"</text:p>
      <text:p text:style-name="P1">CEIL = "CEIL"</text:p>
      <text:p text:style-name="P1">PUSH = "push"</text:p>
      <text:p text:style-name="P1"/>
      <text:p text:style-name="P1"/>
      <text:p text:style-name="P1">%{</text:p>
      <text:p text:style-name="P1"><text:s text:c="2"/>// <text:s/>private ReporteErrores tabla = new ReporteErrores();</text:p>
      <text:p text:style-name="P1"/>
      <text:p text:style-name="P1"><text:s text:c="3"/>// public void setTabla(ReporteErrores tabla){</text:p>
      <text:p text:style-name="P1"><text:s text:c="2"/>// <text:s text:c="5"/>this.tabla = tabla;</text:p>
      <text:p text:style-name="P1"><text:s text:c="2"/>// <text:s/>}</text:p>
      <text:p text:style-name="P1"/>
      <text:p text:style-name="P1">%}</text:p>
      <text:p text:style-name="P1"/>
      <text:p text:style-name="P1"/>
      <text:p text:style-name="P1">%%</text:p>
      <text:p text:style-name="P1"><text:s text:c="2"/>{COMA}<text:tab/><text:tab/><text:tab/>{return new Symbol(sym.COMA,yyline+1,yycolumn+1, yytext());}</text:p>
      <text:p text:style-name="P1"><text:s text:c="2"/>{PUNTO}<text:tab/><text:tab/><text:tab/>{return new Symbol(sym.PUNTO, yyline+1,yycolumn+1, yytext());}</text:p>
      <text:p text:style-name="P1"><text:s text:c="2"/>{PUNTOCOMA}<text:tab/><text:tab/>{return new Symbol(sym.PUNTOCOMA,yyline+1,yycolumn+1, yytext());}</text:p>
      <text:p text:style-name="P1"/>
      <text:p text:style-name="P1"><text:s text:c="2"/>/*valores artimeticos*/</text:p>
      <text:p text:style-name="P1"><text:s text:c="2"/>{SUMA} <text:tab/><text:tab/><text:tab/><text:tab/><text:tab/>{return new Symbol(sym.SUMA, yyline+1, yycolumn+1, yytext());}</text:p>
      <text:p text:style-name="P1"><text:s text:c="2"/>{RESTA} <text:tab/><text:tab/><text:tab/><text:tab/>{return new Symbol(sym.RESTA, yyline+1, yycolumn+1, yytext());}</text:p>
      <text:p text:style-name="P1"><text:s text:c="2"/>{MULTIPLICACION}<text:tab/><text:tab/>{return new Symbol(sym.MULTIPLICACION, yyline+1, yycolumn+1, yytext());}</text:p>
      <text:p text:style-name="P1"><text:s text:c="2"/>{DIVISION} <text:tab/><text:tab/><text:tab/><text:tab/>{return new Symbol(sym.DIVISION, yyline+1, yycolumn+1, yytext());}</text:p>
      <text:p text:style-name="P1"><text:s text:c="2"/>{PARENTESISABIERTO} <text:tab/>{return new Symbol(sym.PARENTESISABIERTO, yyline+1, yycolumn+1, yytext());}</text:p>
      <text:p text:style-name="P1"><text:s text:c="2"/>{PARENTESISCERRADO} <text:tab/>{return new Symbol(sym.PARENTESISCERRADO, yyline+1, yycolumn+1, yytext());}</text:p>
      <text:p text:style-name="P1"><text:s text:c="2"/>{LLAVESABIERTO} <text:tab/><text:tab/>{return new Symbol(sym.LLAVESABIERTO, yyline+1, yycolumn+1, yytext());}</text:p>
      <text:p text:style-name="P1"><text:soft-page-break/><text:s text:c="2"/>{LLAVESCERRADO} <text:tab/><text:tab/>{return new Symbol(sym.LLAVESCERRADO, yyline+1, yycolumn+1, yytext());}</text:p>
      <text:p text:style-name="P1"><text:s text:c="2"/>{CORCHETESABIERTO} <text:tab/><text:tab/>{return new Symbol(sym.CORCHETESABIERTO, yyline+1, yycolumn+1, yytext());}</text:p>
      <text:p text:style-name="P1"><text:s text:c="2"/>{CORCHETESCERRADO} <text:tab/><text:tab/>{return new Symbol(sym.CORCHETESCERRADO, yyline+1, yycolumn+1, yytext());}</text:p>
      <text:p text:style-name="P1"/>
      <text:p text:style-name="P1"><text:s text:c="2"/>{ENTEROS}<text:tab/><text:tab/>{return new Symbol(sym.ENTEROS, yyline+1,yycolumn+1, new Double(yytext()));}</text:p>
      <text:p text:style-name="P1"><text:s text:c="2"/>{DECIMAL}<text:tab/><text:tab/>{return new Symbol(sym.DECIMAL, yyline+1,yycolumn+1, new Double(yytext()));}</text:p>
      <text:p text:style-name="P1"><text:s text:c="2"/>{CADENAS}<text:tab/><text:tab/>{return new Symbol(sym.CADENAS ,yyline+1,yycolumn+1,yytext());}</text:p>
      <text:p text:style-name="P1"/>
      <text:p text:style-name="P1"/>
      <text:p text:style-name="P1"/>
      <text:p text:style-name="P1"><text:s text:c="2"/>{UP} <text:s text:c="14"/>{return new Symbol(sym.UP, yyline+1, yycolumn+1, yytext());}</text:p>
      <text:p text:style-name="P1"><text:s text:c="2"/>{DOWN} <text:s text:c="12"/>{return new Symbol(sym.DOWN, yyline+1, yycolumn+1, yytext());}</text:p>
      <text:p text:style-name="P1"><text:s text:c="2"/>{LEFT} <text:s text:c="12"/>{return new Symbol(sym.LEFT, yyline+1, yycolumn+1, yytext());}</text:p>
      <text:p text:style-name="P1"><text:s text:c="2"/>{RIGHT} <text:s text:c="11"/>{return new Symbol(sym.RIGHT, yyline+1, yycolumn+1, yytext());}</text:p>
      <text:p text:style-name="P1"><text:s text:c="2"/>{FLOOR} <text:s text:c="11"/>{return new Symbol(sym.FLOOR, yyline+1, yycolumn+1, yytext());}</text:p>
      <text:p text:style-name="P1"><text:s text:c="2"/>{CEIL} <text:s text:c="11"/>{return new Symbol(sym.CEIL, yyline+1, yycolumn+1, yytext());}</text:p>
      <text:p text:style-name="P1"><text:s text:c="2"/>{PUSH} <text:s text:c="11"/>{return new Symbol(sym.PUSH, yyline+1, yycolumn+1, yytext());}</text:p>
      <text:p text:style-name="P1"/>
      <text:p text:style-name="P1"/>
      <text:p text:style-name="P1"><text:s text:c="2"/>{ESPACIOS}<text:tab/><text:tab/>{/*NADA*/}</text:p>
      <text:p text:style-name="P1"><text:s text:c="2"/>{COMENTARIOS} <text:tab/>{/*NADA*/}</text:p>
      <text:p text:style-name="P1"/>
      <text:p text:style-name="P1"/>
      <text:p text:style-name="P1"/>
      <text:p text:style-name="P1"><text:s text:c="4"/>0.(0)+.{DECIMAL} <text:s/>{/*tabla.agregarError(yytext(), yyline, yycolumn, "Lexico");*/</text:p>
      <text:p text:style-name="P1"><text:s text:c="24"/>return new Symbol(sym.ERROR, yyline+1, yycolumn+1, yytext());}</text:p>
      <text:p text:style-name="P1"><text:s text:c="4"/>0.(0)+.{ENTEROS} {/*tabla.agregarError(yytext(), yyline, yycolumn, "Lexico");*/</text:p>
      <text:p text:style-name="P1"><text:s text:c="23"/>return new Symbol(sym.ERROR, yyline+1, yycolumn+1, yytext());}</text:p>
      <text:p text:style-name="P1"><text:s text:c="3"/>/*SI NO VIENE NADA, ENTONCES GENERA UN ERROR*/</text:p>
      <text:p text:style-name="P1"><text:s text:c="4"/>[^] <text:s text:c="4"/>{/*tabla.agregarError(yytext(), yyline+1, yycolumn+1, "ERROR LEXICO");*/</text:p>
      <text:p text:style-name="P1"><text:s text:c="12"/>return new Symbol(sym.ERROR, yyline+1, yycolumn+1, yytext());}</text:p>
      <text:p text:style-name="P1"/>
      <text:p text:style-name="P1">Sintactico:</text:p>
      <text:p text:style-name="P1">package com.example.proyecto1_23.Parser;</text:p>
      <text:p text:style-name="P1">import com.example.proyecto1_23.Ocurrencias.movimientoObjetos;</text:p>
      <text:p text:style-name="P1">import com.example.proyecto1_23.Vista.movimiento;</text:p>
      <text:p text:style-name="P1">import java_cup.runtime.Symbol;</text:p>
      <text:p text:style-name="P1">import ReporteErrores.*;</text:p>
      <text:p text:style-name="P1">import java.util.ArrayList;</text:p>
      <text:p text:style-name="P1">parser code</text:p>
      <text:p text:style-name="P1">{:</text:p>
      <text:p text:style-name="P1"/>
      <text:p text:style-name="P1"><text:s text:c="6"/>public parser(lexer lexerForma) {</text:p>
      <text:p text:style-name="P1"><text:s text:c="14"/>super(lexerForma);</text:p>
      <text:p text:style-name="P1"><text:soft-page-break/><text:s text:c="6"/>}</text:p>
      <text:p text:style-name="P1"><text:s text:c="6"/>public void syntax_error(Symbol s) {</text:p>
      <text:p text:style-name="P1"><text:s text:c="14"/>tabla.agregarError(String.valueOf(s.value), s.left, s.right, "ERRORLEXICO");</text:p>
      <text:p text:style-name="P1"><text:s text:c="10"/>}</text:p>
      <text:p text:style-name="P1"><text:s text:c="6"/>//cantidad de moviminetos</text:p>
      <text:p text:style-name="P1"><text:s text:c="6"/>private movimientoObjetos movimientosIndividuales;</text:p>
      <text:p text:style-name="P1"><text:s text:c="6"/>private int cantidadMovimientos;</text:p>
      <text:p text:style-name="P1"><text:s text:c="6"/>private ArrayList&lt;movimientoObjetos&gt; movimientosLista;</text:p>
      <text:p text:style-name="P1"/>
      <text:p text:style-name="P1"/>
      <text:p text:style-name="P1"><text:s text:c="6"/>private ArrayList&lt;String&gt; tipoMovimientoLista= new ArrayList&lt;&gt;();</text:p>
      <text:p text:style-name="P1"><text:s text:c="6"/>private ArrayList&lt;Double&gt; cantidadMovimientoLista= new ArrayList&lt;&gt;();</text:p>
      <text:p text:style-name="P1"><text:s text:c="6"/>private ArrayList&lt;Integer&gt; columnasLista= new ArrayList&lt;&gt;();</text:p>
      <text:p text:style-name="P1"><text:s text:c="6"/>private ArrayList&lt;Integer&gt; filasLista= new ArrayList&lt;&gt;();</text:p>
      <text:p text:style-name="P1"/>
      <text:p text:style-name="P1"/>
      <text:p text:style-name="P1"><text:s text:c="6"/>public ArrayList&lt;String&gt; getListaMovimientos(){</text:p>
      <text:p text:style-name="P1"><text:s text:c="10"/>return this.tipoMovimientoLista;</text:p>
      <text:p text:style-name="P1"><text:s text:c="6"/>}</text:p>
      <text:p text:style-name="P1"><text:s text:c="6"/>public ArrayList&lt;Double&gt; getListaCantidadMovimientos(){</text:p>
      <text:p text:style-name="P1"><text:s text:c="14"/>return this.cantidadMovimientoLista;</text:p>
      <text:p text:style-name="P1"><text:s text:c="5"/>}</text:p>
      <text:p text:style-name="P1"/>
      <text:p text:style-name="P1"><text:s text:c="5"/>public ArrayList&lt;Integer&gt; getcolumnasLista(){</text:p>
      <text:p text:style-name="P1"><text:s text:c="19"/>return this.columnasLista;</text:p>
      <text:p text:style-name="P1"><text:s text:c="6"/>}</text:p>
      <text:p text:style-name="P1"><text:s text:c="6"/>public ArrayList&lt;Integer&gt; getfilasLista(){</text:p>
      <text:p text:style-name="P1"><text:s text:c="24"/>return this.filasLista;</text:p>
      <text:p text:style-name="P1"><text:s text:c="6"/>}</text:p>
      <text:p text:style-name="P1"/>
      <text:p text:style-name="P1"/>
      <text:p text:style-name="P1"/>
      <text:p text:style-name="P1"><text:s text:c="6"/>public ArrayList&lt;movimientoObjetos&gt; getListMoveGame(){</text:p>
      <text:p text:style-name="P1"><text:s text:c="10"/>return this.movimientosLista;</text:p>
      <text:p text:style-name="P1"><text:s text:c="6"/>}</text:p>
      <text:p text:style-name="P1"/>
      <text:p text:style-name="P1"/>
      <text:p text:style-name="P1"/>
      <text:p text:style-name="P1"><text:s text:c="6"/>//private ReporteErrores tabla = new ReporteErrores();</text:p>
      <text:p text:style-name="P1"><text:s text:c="6"/>private movimiento graficas;</text:p>
      <text:p text:style-name="P1"><text:s text:c="6"/>public void mostrarValoresMovimiento(String tipo) {</text:p>
      <text:p text:style-name="P1"/>
      <text:p text:style-name="P1"><text:s text:c="6"/>}</text:p>
      <text:p text:style-name="P1"><text:s text:c="5"/>// public void setTabla(ReporteErrores tabla){</text:p>
      <text:p text:style-name="P1"><text:s text:c="4"/>// <text:s text:c="9"/>this.tabla = tabla;</text:p>
      <text:p text:style-name="P1"><text:s text:c="3"/>// <text:s text:c="2"/>}</text:p>
      <text:p text:style-name="P1"/>
      <text:p text:style-name="P1"/>
      <text:p text:style-name="P1"/>
      <text:p text:style-name="P1"><text:soft-page-break/></text:p>
      <text:p text:style-name="P1">:}</text:p>
      <text:p text:style-name="P1"/>
      <text:p text:style-name="P1"/>
      <text:p text:style-name="P1">//terminales:</text:p>
      <text:p text:style-name="P1">terminal PUNTOCOMA, ESPACIOS, COMENTARIOS, PARENTESISABIERTO, PARENTESISCERRADO, LLAVESABIERTO, LLAVESCERRADO, CORCHETESABIERTO, CORCHETESCERRADO, PUNTO, COMA, SUMA, RESTA, MULTIPLICACION, DIVISION, ERROR, UP, DOWN, LEFT, RIGHT, CEIL, FLOOR, PUSH;</text:p>
      <text:p text:style-name="P1">terminal Double <text:s/>ENTEROS,DECIMAL;</text:p>
      <text:p text:style-name="P1">terminal String CADENAS;</text:p>
      <text:p text:style-name="P1"/>
      <text:p text:style-name="P1">// seccion de no termimales</text:p>
      <text:p text:style-name="P1">non terminal s, inicioMovimiento, tipoMovimiento, estructuraMovmiento;</text:p>
      <text:p text:style-name="P1">non terminal Double expresiones;</text:p>
      <text:p text:style-name="P1">non terminal Double expresionIndividual;</text:p>
      <text:p text:style-name="P1">non terminal Double funcionesAproximacion;</text:p>
      <text:p text:style-name="P1">// para los operadores aritmeticos se tiene una precedencia:</text:p>
      <text:p text:style-name="P1"/>
      <text:p text:style-name="P1">precedence left <text:s/>SUMA, RESTA;</text:p>
      <text:p text:style-name="P1">precedence left <text:s/>MULTIPLICACION, DIVISION;</text:p>
      <text:p text:style-name="P1">precedence left <text:s/>CEIL, FLOOR;</text:p>
      <text:p text:style-name="P1"/>
      <text:p text:style-name="P1"/>
      <text:p text:style-name="P1">//estado inicial del analizador sintactico</text:p>
      <text:p text:style-name="P1">start with s;</text:p>
      <text:p text:style-name="P1">//inicio estados</text:p>
      <text:p text:style-name="P1"/>
      <text:p text:style-name="P1">s::= <text:s/>inicioMovimiento s</text:p>
      <text:p text:style-name="P1"><text:s text:c="4"/>| inicioMovimiento</text:p>
      <text:p text:style-name="P1">;</text:p>
      <text:p text:style-name="P1"/>
      <text:p text:style-name="P1">//movimiento</text:p>
      <text:p text:style-name="P1">inicioMovimiento ::= tipoMovimiento estructuraMovmiento PUNTOCOMA</text:p>
      <text:p text:style-name="P1"/>
      <text:p text:style-name="P1">;</text:p>
      <text:p text:style-name="P1"/>
      <text:p text:style-name="P1">// MOVIMIENTOS</text:p>
      <text:p text:style-name="P1">tipoMovimiento::= UP:e</text:p>
      <text:p text:style-name="P1"><text:s text:c="16"/>{:</text:p>
      <text:p text:style-name="P1"><text:s text:c="16"/>tipoMovimientoLista.add(String.valueOf(e));</text:p>
      <text:p text:style-name="P1"><text:s text:c="20"/>columnasLista.add(eright);</text:p>
      <text:p text:style-name="P1"><text:s text:c="20"/>filasLista.add(eleft);</text:p>
      <text:p text:style-name="P1"><text:s text:c="16"/>System.out.println(e+String.valueOf(eleft)+String.valueOf(eright)); RESULT = e; <text:s/>:}</text:p>
      <text:p text:style-name="P1"><text:s text:c="18"/>| DOWN:e {: tipoMovimientoLista.add(String.valueOf(e) );</text:p>
      <text:p text:style-name="P1"><text:s text:c="31"/>columnasLista.add(eright);</text:p>
      <text:p text:style-name="P1"><text:s text:c="31"/>filasLista.add(eleft);</text:p>
      <text:p text:style-name="P1"/>
      <text:p text:style-name="P1"><text:s text:c="18"/>System.out.println(e+String.valueOf(eleft)+String.valueOf(eright)); RESULT = e; <text:s/>:}</text:p>
      <text:p text:style-name="P1"><text:soft-page-break/><text:s text:c="18"/>| LEFT:e {: <text:s/>tipoMovimientoLista.add(String.valueOf(e));</text:p>
      <text:p text:style-name="P1"><text:s text:c="32"/>columnasLista.add(eright);</text:p>
      <text:p text:style-name="P1"><text:s text:c="32"/>filasLista.add(eleft);</text:p>
      <text:p text:style-name="P1"><text:s text:c="32"/>System.out.println(e+String.valueOf(eleft)+String.valueOf(eright)); RESULT = e; <text:s/>:}</text:p>
      <text:p text:style-name="P1"><text:s text:c="18"/>| RIGHT:e {: tipoMovimientoLista.add(String.valueOf(e));</text:p>
      <text:p text:style-name="P1"><text:s text:c="29"/>columnasLista.add(eright);</text:p>
      <text:p text:style-name="P1"><text:s text:c="29"/>filasLista.add(eleft);</text:p>
      <text:p text:style-name="P1"><text:s text:c="29"/>System.out.println(e+String.valueOf(eleft)+String.valueOf(eright));RESULT = e; <text:s/>:}</text:p>
      <text:p text:style-name="P1">;</text:p>
      <text:p text:style-name="P1"/>
      <text:p text:style-name="P1">estructuraMovmiento::= PARENTESISABIERTO expresiones:e1 PARENTESISCERRADO</text:p>
      <text:p text:style-name="P1"><text:s text:c="24"/>/*INGRESO DE VALORES DIRECTOS A LA FUNCION*/</text:p>
      <text:p text:style-name="P1"><text:s text:c="24"/>{: <text:s/>cantidadMovimientoLista.add(Double.valueOf(e1)); System.out.println(e1+" <text:s/>"); <text:s/>RESULT = e1; <text:s/>:}</text:p>
      <text:p text:style-name="P1"><text:s text:c="20"/>|</text:p>
      <text:p text:style-name="P1"/>
      <text:p text:style-name="P1">;</text:p>
      <text:p text:style-name="P1">//---------------------------------------------------------------------- ELEMENTOS BASICOS</text:p>
      <text:p text:style-name="P1"/>
      <text:p text:style-name="P1">expresionIndividual::=</text:p>
      <text:p text:style-name="P1"><text:s text:c="8"/>ENTEROS:n {:RESULT = n;:}</text:p>
      <text:p text:style-name="P1"><text:s text:c="4"/>| DECIMAL:d {:RESULT = d;:}</text:p>
      <text:p text:style-name="P1">;</text:p>
      <text:p text:style-name="P1"/>
      <text:p text:style-name="P1">expresiones::=</text:p>
      <text:p text:style-name="P1"><text:s text:c="4"/>expresionIndividual:n {: RESULT = n; :}</text:p>
      <text:p text:style-name="P1"><text:s text:c="8"/>| expresiones:e1 SUMA:o expresiones:e2</text:p>
      <text:p text:style-name="P1"><text:s text:c="20"/>{: RESULT = e1 + e2;:}</text:p>
      <text:p text:style-name="P1"><text:s text:c="8"/>|expresiones:e1 RESTA:o expresiones:e2</text:p>
      <text:p text:style-name="P1"><text:s text:c="20"/>{: RESULT = e1 - e2;:}</text:p>
      <text:p text:style-name="P1"><text:s text:c="8"/>| expresiones:e1 MULTIPLICACION:o expresiones:e2</text:p>
      <text:p text:style-name="P1"><text:s text:c="20"/>{: RESULT = e1 * e2;:}</text:p>
      <text:p text:style-name="P1"><text:s text:c="8"/>| <text:s/>expresiones:e1 DIVISION:o expresiones:e2</text:p>
      <text:p text:style-name="P1"><text:s text:c="20"/>{: RESULT = e1 / e2;:}</text:p>
      <text:p text:style-name="P1"><text:s text:c="8"/>| RESTA expresiones:e1</text:p>
      <text:p text:style-name="P1"><text:s text:c="16"/>{:RESULT = Double.valueOf(-e1);:}</text:p>
      <text:p text:style-name="P1"><text:s text:c="8"/>| PARENTESISABIERTO expresiones:e PARENTESISCERRADO</text:p>
      <text:p text:style-name="P1"><text:s text:c="20"/>{:RESULT = e;:}</text:p>
      <text:p text:style-name="P1"><text:s text:c="9"/>| funcionesAproximacion:funciones</text:p>
      <text:p text:style-name="P1"><text:s text:c="9"/>{:RESULT = funciones;:}</text:p>
      <text:p text:style-name="P1">;</text:p>
      <text:p text:style-name="P1">funcionesAproximacion::=</text:p>
      <text:p text:style-name="P1"><text:s text:c="17"/>FLOOR PARENTESISABIERTO expresiones:e PARENTESISCERRADO</text:p>
      <text:p text:style-name="P1"><text:s text:c="20"/>{:RESULT = Math.floor(e);:}</text:p>
      <text:p text:style-name="P1"><text:s text:c="16"/>| CEIL PARENTESISABIERTO expresiones:e PARENTESISCERRADO</text:p>
      <text:p text:style-name="P1"><text:s text:c="20"/>{:RESULT = Math.ceil(e);:}</text:p>
      <text:p text:style-name="P1"><text:s text:c="12"/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42:07.681430243</meta:creation-date>
    <dc:date>2023-03-18T23:44:11.197754159</dc:date>
    <meta:editing-duration>PT2M3S</meta:editing-duration>
    <meta:editing-cycles>1</meta:editing-cycles>
    <meta:document-statistic meta:table-count="0" meta:image-count="0" meta:object-count="0" meta:page-count="6" meta:paragraph-count="209" meta:word-count="727" meta:character-count="8834" meta:non-whitespace-character-count="6980"/>
    <meta:generator>LibreOffice/7.2.7.2$Linux_X86_64 LibreOffice_project/20$Build-2</meta:generator>
  </office:meta>
</office:document-meta>
</file>